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V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V3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V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V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V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V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V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V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V1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er/After connect events</text:p>
          </table:table-cell>
          <table:table-cell table:formula="of:=COUNTIF([.E11:.V1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Defore/After Disconnect Events</text:p>
          </table:table-cell>
          <table:table-cell table:formula="of:=COUNTIF([.E12:.V1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V1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V1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Downgrade event</text:p>
          </table:table-cell>
          <table:table-cell table:formula="of:=COUNTIF([.E15:.V1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V1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V1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V1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V1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V2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V21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V2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V23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V2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V2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V2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V2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V2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V2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V3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V3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V3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V3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V3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V3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V3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V3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V3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V3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Update Query Returning</text:p>
          </table:table-cell>
          <table:table-cell table:formula="of:=COUNTIF([.E40:.V4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1:.V4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2:.V4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3:.V4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4:.V4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5:.V4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45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6:.V4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7:.V4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8:.V4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49:.V4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lose a DataSet (implicit)</text:p>
          </table:table-cell>
          <table:table-cell table:formula="of:=COUNTIF([.E50:.V5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1:.V5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2:.V5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3:.V53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4:.V5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5:.V5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6:.V5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57:.V5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58:.V5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59:.V5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0:.V6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1:.V6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Update</text:p>
          </table:table-cell>
          <table:table-cell table:formula="of:=COUNTIF([.E62:.V6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3:.V6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4:.V6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5:.V6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6:.V6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67:.V6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68:.V6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69:.V6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0:.V7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1:.V7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2:.V7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3:.V7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4:.V7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5:.V7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6:.V7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77:.V7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78:.V7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79:.V7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0:.V8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1:.V8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2:.V8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Filtered Dataset</text:p>
          </table:table-cell>
          <table:table-cell table:formula="of:=COUNTIF([.E83:.V8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2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4:.V8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3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85:.V8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86:.V8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87:.V8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88:.V8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89:.V8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0:.V9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1:.V9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2:.V9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3:.V9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4:.V9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5:.V9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6:.V9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5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7:.V9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98:.V9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Exec Procedure with resutls</text:p>
          </table:table-cell>
          <table:table-cell table:formula="of:=COUNTIF([.E99:.V9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0:.V10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99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1:.V10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2:.V10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3:.V10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4:.V10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5:.V10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6:.V10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7:.V10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6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08:.V10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09:.V10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0:.V11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1:.V111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2:.V11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3:.V11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14:.V11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15:.V115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16:.V11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String WIN Latin-1</text:p>
          </table:table-cell>
          <table:table-cell table:formula="of:=COUNTIF([.E117:.V11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BCD</text:p>
          </table:table-cell>
          <table:table-cell table:formula="of:=COUNTIF([.E118:.V11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BCD</text:p>
          </table:table-cell>
          <table:table-cell table:formula="of:=COUNTIF([.E119:.V11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0:.V12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1:.V12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2:.V12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3:.V12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24:.V12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25:.V12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26:.V12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27:.V12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28:.V12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29:.V12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0:.V13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1:.V13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2:.V13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33:.V13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34:.V13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35:.V13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36:.V13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37:.V13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38:.V13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39:.V13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0:.V14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41:.V14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42:.V14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43:.V14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Create Generator</text:p>
          </table:table-cell>
          <table:table-cell table:formula="of:=COUNTIF([.E144:.V14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Grants</text:p>
          </table:table-cell>
          <table:table-cell table:formula="of:=COUNTIF([.E145:.V14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Create Function</text:p>
          </table:table-cell>
          <table:table-cell table:formula="of:=COUNTIF([.E146:.V14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47:.V14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6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onnect to Database</text:p>
          </table:table-cell>
          <table:table-cell table:formula="of:=COUNTIF([.E148:.V14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Create Database</text:p>
          </table:table-cell>
          <table:table-cell table:formula="of:=COUNTIF([.E149:.V14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50:.V15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51:.V15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52:.V15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53:.V15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54:.V15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55:.V15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56:.V15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SET Statment Processing</text:p>
          </table:table-cell>
          <table:table-cell table:formula="of:=COUNTIF([.E157:.V15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58:.V15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59:.V15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60:.V16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61:.V16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62:.V16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63:.V16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64:.V16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65:.V16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66:.V16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67:.V16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68:.V16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69:.V16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70:.V17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71:.V17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Limbo Trasaction resolution</text:p>
          </table:table-cell>
          <table:table-cell table:formula="of:=COUNTIF([.E172:.V17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73:.V17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74:.V17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75:.V17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76:.V17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77:.V17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78:.V17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79:.V17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180:.V18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181:.V18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182:.V18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183:.V18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184:.V18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185:.V18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186:.V18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187:.V18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188:.V18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189:.V18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8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190:.V19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191:.V19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192:.V19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Monitor Prepare/Exect/Fetch</text:p>
          </table:table-cell>
          <table:table-cell table:formula="of:=COUNTIF([.E193:.V193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194:.V194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195:.V195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196:.V196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197:.V197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198:.V198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7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199:.V199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00:.V200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01:.V201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02:.V202];&quot;X&quot; 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3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2:16:42.948965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6-23T16:23:02.123131121</dc:date>
    <meta:editing-duration>PT1H28M34S</meta:editing-duration>
    <meta:editing-cycles>13</meta:editing-cycles>
    <meta:document-statistic meta:table-count="2" meta:cell-count="642" meta:object-count="0"/>
  </office:meta>
</office:document-meta>
</file>